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tyle="italic" officeooo:paragraph-rsid="000ff284" style:font-style-asian="italic" style:font-style-complex="italic"/>
    </style:style>
    <style:style style:name="P2" style:family="paragraph" style:parent-style-name="Standard">
      <style:paragraph-properties fo:text-align="justify" style:justify-single-word="false"/>
      <style:text-properties fo:font-style="italic" officeooo:rsid="00164bfb" officeooo:paragraph-rsid="00164bfb" style:font-style-asian="italic" style:font-style-complex="italic"/>
    </style:style>
    <style:style style:name="P3" style:family="paragraph" style:parent-style-name="Standard">
      <style:paragraph-properties fo:text-align="justify" style:justify-single-word="false"/>
      <style:text-properties officeooo:paragraph-rsid="000ff284"/>
    </style:style>
    <style:style style:name="P4" style:family="paragraph" style:parent-style-name="Standard">
      <style:paragraph-properties fo:text-align="justify" style:justify-single-word="false"/>
      <style:text-properties fo:font-size="12pt" fo:font-style="normal" style:text-underline-style="none" officeooo:paragraph-rsid="000ff284" style:font-size-asian="12pt" style:font-style-asian="normal" style:font-size-complex="12pt" style:font-style-complex="normal"/>
    </style:style>
    <style:style style:name="P5" style:family="paragraph" style:parent-style-name="Standard">
      <style:paragraph-properties fo:text-align="justify" style:justify-single-word="false"/>
      <style:text-properties fo:font-size="12pt" fo:font-style="normal" style:text-underline-style="none" officeooo:paragraph-rsid="00141781" style:font-size-asian="12pt" style:font-style-asian="normal" style:font-size-complex="12pt" style:font-style-complex="normal"/>
    </style:style>
    <style:style style:name="P6" style:family="paragraph" style:parent-style-name="Standard">
      <style:paragraph-properties fo:text-align="justify" style:justify-single-word="false"/>
      <style:text-properties fo:font-size="12pt" fo:font-style="normal" style:text-underline-style="none" officeooo:paragraph-rsid="001710ee" style:font-size-asian="12pt" style:font-style-asian="normal" style:font-size-complex="12pt" style:font-style-complex="normal"/>
    </style:style>
    <style:style style:name="P7" style:family="paragraph" style:parent-style-name="Standard">
      <style:paragraph-properties fo:text-align="justify" style:justify-single-word="false"/>
      <style:text-properties fo:font-size="12pt" fo:font-style="normal" style:text-underline-style="none" officeooo:rsid="00111768" officeooo:paragraph-rsid="00111768"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fo:font-style="normal" style:text-underline-style="none" officeooo:rsid="00111768" officeooo:paragraph-rsid="00141781"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fo:font-style="normal" style:text-underline-style="none" officeooo:rsid="00129f79" officeooo:paragraph-rsid="00129f79"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fo:font-size="12pt" fo:font-style="normal" style:text-underline-style="none" officeooo:rsid="00129f79" officeooo:paragraph-rsid="00141781"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fo:font-size="12pt" fo:font-style="normal" style:text-underline-style="none" officeooo:rsid="00129f79" officeooo:paragraph-rsid="001710ee"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fo:font-size="12pt" fo:font-style="normal" style:text-underline-style="none" officeooo:rsid="001366b4" officeooo:paragraph-rsid="00141781"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fo:font-size="12pt" fo:font-style="normal" officeooo:rsid="0014ca3c" officeooo:paragraph-rsid="0014ca3c"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fo:font-size="12pt" officeooo:paragraph-rsid="000ff284" style:font-size-asian="12pt" style:font-size-complex="12pt"/>
    </style:style>
    <style:style style:name="P15" style:family="paragraph" style:parent-style-name="Standard">
      <style:paragraph-properties fo:margin-left="0.4925in" fo:margin-right="0in" fo:text-align="justify" style:justify-single-word="false" fo:text-indent="0in" style:auto-text-indent="false"/>
      <style:text-properties fo:font-size="12pt" fo:font-style="normal" style:text-underline-style="none" officeooo:rsid="001710ee" officeooo:paragraph-rsid="001710ee" style:font-size-asian="12pt" style:font-style-asian="normal" style:font-size-complex="12pt" style:font-style-complex="normal"/>
    </style:style>
    <style:style style:name="P16" style:family="paragraph" style:parent-style-name="Standard" style:master-page-name="">
      <loext:graphic-properties draw:fill="none"/>
      <style:paragraph-properties fo:margin-left="0.5in" fo:margin-right="0.4366in" fo:text-align="justify" style:justify-single-word="false" fo:text-indent="0in" style:auto-text-indent="false" style:page-number="auto" fo:background-color="transparent">
        <style:tab-stops>
          <style:tab-stop style:position="6in"/>
        </style:tab-stops>
      </style:paragraph-properties>
      <style:text-properties fo:font-size="12pt" fo:font-style="normal" style:text-underline-style="none" officeooo:rsid="00111768" officeooo:paragraph-rsid="00141781" style:font-size-asian="12pt" style:font-style-asian="normal" style:font-size-complex="12pt" style:font-style-complex="normal"/>
    </style:style>
    <style:style style:name="P17" style:family="paragraph" style:parent-style-name="Standard">
      <loext:graphic-properties draw:fill="none"/>
      <style:paragraph-properties fo:margin-left="0.5in" fo:margin-right="0.4366in" fo:text-align="justify" style:justify-single-word="false" fo:text-indent="0in" style:auto-text-indent="false" fo:background-color="transparent">
        <style:tab-stops>
          <style:tab-stop style:position="6in"/>
        </style:tab-stops>
      </style:paragraph-properties>
      <style:text-properties fo:font-size="12pt" fo:font-style="normal" style:text-underline-style="none" officeooo:rsid="00111768" officeooo:paragraph-rsid="00141781" style:font-size-asian="12pt" style:font-style-asian="normal" style:font-size-complex="12pt" style:font-style-complex="normal"/>
    </style:style>
    <style:style style:name="P18" style:family="paragraph" style:parent-style-name="Standard" style:master-page-name="">
      <loext:graphic-properties draw:fill="none"/>
      <style:paragraph-properties fo:margin-left="0.5in" fo:margin-right="0.4366in" fo:text-align="justify" style:justify-single-word="false" fo:text-indent="0in" style:auto-text-indent="false" style:page-number="auto" fo:background-color="transparent"/>
      <style:text-properties fo:font-style="italic" officeooo:paragraph-rsid="00164bfb" style:font-style-asian="italic" style:font-style-complex="italic"/>
    </style:style>
    <style:style style:name="P19" style:family="paragraph" style:parent-style-name="Standard">
      <loext:graphic-properties draw:fill="none"/>
      <style:paragraph-properties fo:margin-left="0.5in" fo:margin-right="0.4366in" fo:text-align="justify" style:justify-single-word="false" fo:text-indent="0in" style:auto-text-indent="false" fo:background-color="transparent"/>
      <style:text-properties fo:font-style="italic" officeooo:paragraph-rsid="00164bfb" style:font-style-asian="italic" style:font-style-complex="italic"/>
    </style:style>
    <style:style style:name="P20" style:family="paragraph" style:parent-style-name="Standard">
      <loext:graphic-properties draw:fill="none"/>
      <style:paragraph-properties fo:margin-left="0.5in" fo:margin-right="0.4366in" fo:text-align="justify" style:justify-single-word="false" fo:text-indent="0in" style:auto-text-indent="false" fo:background-color="transparent"/>
      <style:text-properties fo:font-style="italic" officeooo:rsid="00164bfb" officeooo:paragraph-rsid="00164bfb" style:font-style-asian="italic" style:font-style-complex="italic"/>
    </style:style>
    <style:style style:name="T1" style:family="text">
      <style:text-properties style:font-name="sans-serif"/>
    </style:style>
    <style:style style:name="T2" style:family="text">
      <style:text-properties style:font-name="sans-serif" fo:font-size="10.5pt"/>
    </style:style>
    <style:style style:name="T3" style:family="text">
      <style:text-properties style:font-name="sans-serif" officeooo:rsid="00111768"/>
    </style:style>
    <style:style style:name="T4" style:family="text">
      <style:text-properties style:font-name="sans-serif" fo:font-size="12pt" fo:font-style="normal" style:text-underline-style="none" officeooo:rsid="000ff284" style:font-size-asian="12pt" style:font-style-asian="normal" style:font-size-complex="12pt" style:font-style-complex="normal"/>
    </style:style>
    <style:style style:name="T5" style:family="text">
      <style:text-properties style:font-name="sans-serif" fo:font-size="12pt" fo:font-style="normal" style:text-underline-style="none" officeooo:rsid="00109032" style:font-size-asian="12pt" style:font-style-asian="normal" style:font-size-complex="12pt" style:font-style-complex="normal"/>
    </style:style>
    <style:style style:name="T6" style:family="text">
      <style:text-properties style:font-name="sans-serif" fo:font-size="12pt" fo:font-style="normal" style:text-underline-style="none" officeooo:rsid="00111768" style:font-size-asian="12pt" style:font-style-asian="normal" style:font-size-complex="12pt" style:font-style-complex="normal"/>
    </style:style>
    <style:style style:name="T7" style:family="text">
      <style:text-properties style:font-name="sans-serif" fo:font-size="12pt" fo:font-style="normal" style:font-size-asian="12pt" style:font-style-asian="normal" style:font-size-complex="12pt" style:font-style-complex="normal"/>
    </style:style>
    <style:style style:name="T8" style:family="text">
      <style:text-properties style:font-name="sans-serif" fo:font-size="12pt" fo:font-style="normal" officeooo:rsid="00164bfb" style:font-size-asian="12pt" style:font-style-asian="normal" style:font-size-complex="12pt" style:font-style-complex="normal"/>
    </style:style>
    <style:style style:name="T9" style:family="text">
      <style:text-properties style:font-name="sans-serif" officeooo:rsid="0011f1af"/>
    </style:style>
    <style:style style:name="T10" style:family="text">
      <style:text-properties style:font-name="sans-serif" officeooo:rsid="00129f79"/>
    </style:style>
    <style:style style:name="T11" style:family="text">
      <style:text-properties style:font-name="sans-serif" officeooo:rsid="00141781"/>
    </style:style>
    <style:style style:name="T12" style:family="text">
      <style:text-properties style:font-name="sans-serif" style:text-underline-style="solid" style:text-underline-width="auto" style:text-underline-color="font-color" officeooo:rsid="00141781"/>
    </style:style>
    <style:style style:name="T13" style:family="text">
      <style:text-properties style:font-name="sans-serif" officeooo:rsid="0014ca3c"/>
    </style:style>
    <style:style style:name="T14" style:family="text">
      <style:text-properties style:font-name="sans-serif" officeooo:rsid="001710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 two-page motivational statement explaining whether you are applying to work with Kühn, Wilde, or Zagheni; how your planned PHD project fits with their research area; how MPIDR could foster your career development; and describe your technical skills and areas of expertise.</text:span></text:p>
      <text:p text:style-name="P1"><text:span text:style-name="T2"/></text:p>
      <text:p text:style-name="P3"><text:span text:style-name="T4">As I’ve written in my e-mail, I am currently working on my Master thesis </text:span><text:span text:style-name="T6">with Prof. Hennig at</text:span><text:span text:style-name="T4"> the University of Tübingen. </text:span><text:span text:style-name="T5">Getting to know the scientific industry of paper publishing I am not fully convinced that my future is in research. </text:span><text:span text:style-name="T6">My</text:span><text:span text:style-name="T5"> Master degree “Ma</text:span><text:span text:style-name="T4">chine Learning” offer</text:span><text:span text:style-name="T5">s</text:span><text:span text:style-name="T4"> </text:span><text:span text:style-name="T5">great </text:span><text:span text:style-name="T4">career opportunities and grant</text:span><text:span text:style-name="T5">s, </text:span><text:span text:style-name="T4">however I struggle to find the contribution </text:span><text:span text:style-name="T5">it</text:span><text:span text:style-name="T4"> bring</text:span><text:span text:style-name="T5">s</text:span><text:span text:style-name="T4"> to the real problems of our time: political division and social ecological transformation. Political Science, on the other hand, often comes with designing questionnaires and reproducing stereotypes. What I am looking for is some kind of Social Science where information is inferred from data, that wasn't designed to contain it, </text:span><text:span text:style-name="T5">but also working to convince political decision makers of the relevance of these </text:span><text:span text:style-name="T6">results. Machine learning researchers – this is my personal impression of the scientific universe – often </text:span><text:span text:style-name="T3">offer pseudo-solutions that are based on the assumption that we only need more technology to solve everything. However I believe that an entire transformation of the way we live is necessary.</text:span></text:p>
      <text:p text:style-name="P4"><text:span text:style-name="T1"/></text:p>
      <text:p text:style-name="P7"><text:span text:style-name="T1">Having said this, I do know that there exist powerful </text:span><text:span text:style-name="T9">Machine Learning</text:span><text:span text:style-name="T1"> tools to analyze data and </text:span><text:span text:style-name="T9">relevant technologies that benefit society. </text:span><text:span text:style-name="T11">Also there are many questions </text:span><text:span text:style-name="T10">In my Masters thesis </text:span></text:p>
      <text:p text:style-name="P7"><text:span text:style-name="T10"/></text:p>
      <text:p text:style-name="P8"><text:span text:style-name="T11">The project description that I origanally proposed as my Master thesis and that is still somewhat related to my thesis, reads:</text:span></text:p>
      <text:p text:style-name="P16"><text:span text:style-name="T10"><text:line-break/></text:span><text:span text:style-name="T12">Dimension Reduction</text:span></text:p>
      <text:p text:style-name="P17"><text:span text:style-name="T10">The political landscape is usually considered to be one-dimensional. While in the Parliament it may be convenient to place the different parties from left to right, in social sciences it might be a complete misleading that the axis from "left" to "right" is the first principal component of the political landscape. Do studies exist which explore the high dimensional dataset of political opinions? While certain opinions certainly correlate with each other (i.e. social welfare, feminism) others may be falsely perceived to do so. Or worse, certain opinions are enforced to correlate due to the one-dimensional representation of parties; for example in 1D it is not imaginable to be a “climate </text:span><text:span text:style-name="T14">change denier”, while che</text:span><text:span text:style-name="T10">e</text:span><text:span text:style-name="T14">ring “re</text:span><text:span text:style-name="T10">fugees welcome”. The limits of this representation are clearly visible in the "Querdenken" movement. I would be curious to find a dataset of political opinions and work out the main k components, to embed the political landscape in a move diverse manner.</text:span></text:p>
      <text:p text:style-name="P7"><text:span text:style-name="T10"/></text:p>
      <text:p text:style-name="P9"><text:span text:style-name="T1">but I am quite frustrated by the way, the data was recorded in the first place. I can literellz smell from each questions the stereotype that was intended to be captured. </text:span></text:p>
      <text:p text:style-name="P9"><text:span text:style-name="T1"/></text:p>
      <text:p text:style-name="P9"><text:span text:style-name="T1"/></text:p>
      <text:p text:style-name="P6"><text:soft-page-break/><text:span text:style-name="T14">In my studies I focused on theory, the cleaner the math the bettter. For that reason I developed an aversion to Deep Neural netwrok pipielines like Pytorch &amp; Tensorflow, however had great fun implementing them from scratch in university realted projects. Game theory &amp; decision making was very clean from a mathematcial point of view, but I</text:span></text:p>
      <text:p text:style-name="P6"><text:span text:style-name="T14"><text:s/></text:span><text:span text:style-name="T10">I wouldn’t claim that I am an expert in any of these fields, but as you can see from the grades I have a solid understanding of the foundation in each of the Machine Learning branches. I am particulary fond of probabilistic reasoning where I .. </text:span></text:p>
      <text:p text:style-name="P11"><text:span text:style-name="T14"/></text:p>
      <text:p text:style-name="P4"><text:span text:style-name="T1"/></text:p>
      <text:p text:style-name="P4"><text:span text:style-name="T1"/></text:p>
      <text:p text:style-name="P13"><text:span text:style-name="T1">Given that I write this motivational letter just one day after finding the program, I can neither propose an own topic nor decide for any of the proposed ones. Instead I want to note my firsth thoughts about the descriptions of Zagheni/ </text:span></text:p>
      <text:p text:style-name="P14"><text:span text:style-name="T1"/></text:p>
      <text:p text:style-name="P1"><text:span text:style-name="T2">1) Statistical modelling, estimation and forecasting of migration flows, including how they vary by demographic characteristics and for specific subpopulations (e.g., high-skilled migrants, scholars, at the subnational level). </text:span></text:p>
      <text:p text:style-name="P18"><text:span text:style-name="T2"><text:line-break/></text:span><text:span text:style-name="T8">This sounds really interesting. I can already imagine a nice visualization of the past migration flows. </text:span></text:p>
      <text:p text:style-name="P19"><text:span text:style-name="T8"/></text:p>
      <text:p text:style-name="P19"><text:span text:style-name="T8">However when it comes to forecasting, I doubt that that will be possible, since </text:span></text:p>
      <text:p text:style-name="P19"><text:span text:style-name="T8"/></text:p>
      <text:p text:style-name="P20"><text:span text:style-name="T7">what are likely migration flows, given a crisis in some country. In a way that could be helpful to estimate the</text:span></text:p>
      <text:p text:style-name="P2"><text:span text:style-name="T7"/></text:p>
      <text:p text:style-name="P1"><text:span text:style-name="T2"/></text:p>
      <text:p text:style-name="P1"><text:span text:style-name="T2">3) Understanding and characterizing gender gaps and other demographic inequalities in access and use of information and communication technologies, as well as the differential demographic impact of technological change on social relations, well-being and the way we spend our time</text:span></text:p>
      <text:p text:style-name="P1"><text:span text:style-name="T2"/></text:p>
      <text:p text:style-name="P15"><text:span text:style-name="T1">I refer to the .. when I say, that … Margianlzed people profit way less by the technological change that .. which makes gaps within our society even alrger. The question however, if I contribute anything to the closure ofthis gap, by receiving funds as a highlz skilled academic, </text:span></text:p>
      <text:p text:style-name="P10"><text:span text:style-name="T1"/></text:p>
      <text:p text:style-name="P10"><text:span text:style-name="T1">If I begin a PhD </text:span><text:span text:style-name="T11">in any of these </text:span></text:p>
      <text:p text:style-name="P10"><text:span text:style-name="T1"/></text:p>
      <text:p text:style-name="P12"><text:span text:style-name="T1">For me, more </text:span><text:span text:style-name="T13">important</text:span><text:span text:style-name="T1"> than </text:span><text:span text:style-name="T13">personal</text:span><text:span text:style-name="T1"> career is the relevance of what I’m doing – and I’m quite sceptical. However, if convinced, it’s safe to say that I work hard and I can very well imagine that the exchange with people from other domains will be fruitful. that the MPIDR school offers great challenges and new insights.</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7T10:35:18.297869151</meta:creation-date>
    <dc:date>2021-05-17T13:39:07.421441941</dc:date>
    <meta:editing-duration>PT1M17S</meta:editing-duration>
    <meta:editing-cycles>2</meta:editing-cycles>
    <meta:generator>LibreOffice/6.0.7.3$Linux_X86_64 LibreOffice_project/00m0$Build-3</meta:generator>
    <meta:document-statistic meta:table-count="0" meta:image-count="0" meta:object-count="0" meta:page-count="2" meta:paragraph-count="18" meta:word-count="831" meta:character-count="5108" meta:non-whitespace-character-count="4280"/>
  </office:meta>
</office:document-meta>
</file>